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閉まっている。　カギ穴らしきものは無い・・・</text:p>
          </table:table-cell>
          <table:table-cell table:number-columns-repeated="1023"/>
        </table:table-row>
        <table:table-row>
          <table:table-cell table:style-name="ce0" office:value-type="string">
            <text:p>【活力玉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活力玉】×1
を見つけたが、持ち物がいっぱいだ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6+02:00</meta:creation-date>
    <dc:date>2019-09-21T11:23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